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2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2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2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list-style-name="LFO12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2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13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13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14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14" style:family="paragraph"/>
    <style:style style:name="P24" style:parent-style-name="Normal" style:list-style-name="LFO14" style:family="paragraph"/>
    <style:style style:name="P25" style:parent-style-name="Normal" style:list-style-name="LFO14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list-style-name="LFO14" style:family="paragraph"/>
    <style:style style:name="P28" style:parent-style-name="Normal" style:list-style-name="LFO14" style:family="paragraph"/>
    <style:style style:name="P29" style:parent-style-name="Normal" style:list-style-name="LFO14" style:family="paragraph"/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list-style-name="LFO14" style:family="paragraph"/>
    <style:style style:name="P32" style:parent-style-name="Normal" style:list-style-name="LFO14" style:family="paragraph"/>
    <style:style style:name="P33" style:parent-style-name="Normal" style:list-style-name="LFO14" style:family="paragraph"/>
    <style:style style:name="P34" style:parent-style-name="Normal" style:list-style-name="LFO14" style:family="paragraph"/>
    <style:style style:name="P35" style:parent-style-name="Normal" style:list-style-name="LFO14" style:family="paragraph"/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15" style:family="paragraph"/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list-style-name="LFO15" style:family="paragraph"/>
    <style:style style:name="P40" style:parent-style-name="Normal" style:list-style-name="LFO15" style:family="paragraph"/>
    <style:style style:name="P41" style:parent-style-name="Normal" style:list-style-name="LFO15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Normal" style:list-style-name="LFO15" style:family="paragraph"/>
    <style:style style:name="P44" style:parent-style-name="Normal" style:list-style-name="LFO15" style:family="paragraph"/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16" style:family="paragraph"/>
    <style:style style:name="P47" style:parent-style-name="Normal" style:list-style-name="LFO16" style:family="paragraph"/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P50" style:parent-style-name="Normal" style:list-style-name="LFO4" style:family="paragraph"/>
    <style:style style:name="P51" style:parent-style-name="Normal" style:list-style-name="LFO4" style:family="paragraph"/>
    <style:style style:name="P52" style:parent-style-name="Normal" style:list-style-name="LFO4" style:family="paragraph"/>
    <style:style style:name="P53" style:parent-style-name="Normal" style:list-style-name="LFO4" style:family="paragraph"/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list-style-name="LFO5" style:family="paragraph"/>
    <style:style style:name="P56" style:parent-style-name="Normal" style:list-style-name="LFO5" style:family="paragraph"/>
    <style:style style:name="P57" style:parent-style-name="Normal" style:list-style-name="LFO5" style:family="paragraph"/>
    <style:style style:name="P58" style:parent-style-name="Normal" style:list-style-name="LFO5" style:family="paragraph"/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list-style-name="LFO17" style:family="paragraph"/>
    <style:style style:name="P62" style:parent-style-name="Normal" style:list-style-name="LFO17" style:family="paragraph"/>
    <style:style style:name="P63" style:parent-style-name="Normal" style:list-style-name="LFO17" style:family="paragraph"/>
    <style:style style:name="P64" style:parent-style-name="Normal" style:list-style-name="LFO17" style:family="paragraph"/>
    <style:style style:name="P65" style:parent-style-name="Normal" style:list-style-name="LFO17" style:family="paragraph"/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list-style-name="LFO18" style:family="paragraph"/>
    <style:style style:name="P68" style:parent-style-name="Normal" style:list-style-name="LFO18" style:family="paragraph"/>
    <style:style style:name="P69" style:parent-style-name="Normal" style:list-style-name="LFO18" style:family="paragraph"/>
    <style:style style:name="P70" style:parent-style-name="Normal" style:list-style-name="LFO18" style:family="paragraph"/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list-style-name="LFO19" style:family="paragraph"/>
    <style:style style:name="P73" style:parent-style-name="Normal" style:list-style-name="LFO19" style:family="paragraph"/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list-style-name="LFO20" style:family="paragraph"/>
    <style:style style:name="P77" style:parent-style-name="Normal" style:list-style-name="LFO20" style:family="paragraph"/>
    <style:style style:name="P78" style:parent-style-name="Normal" style:list-style-name="LFO20" style:family="paragraph"/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list-style-name="LFO21" style:family="paragraph"/>
    <style:style style:name="P81" style:parent-style-name="Normal" style:list-style-name="LFO21" style:family="paragraph"/>
    <style:style style:name="P82" style:parent-style-name="Normal" style:list-style-name="LFO21" style:family="paragraph"/>
    <style:style style:name="P83" style:parent-style-name="Normal" style:list-style-name="LFO21" style:family="paragraph"/>
    <style:style style:name="P84" style:parent-style-name="Normal" style:list-style-name="LFO21" style:family="paragraph"/>
    <style:style style:name="P85" style:parent-style-name="Normal" style:list-style-name="LFO21" style:family="paragraph"/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list-style-name="LFO8" style:family="paragraph"/>
    <style:style style:name="P88" style:parent-style-name="Normal" style:list-style-name="LFO8" style:family="paragraph"/>
    <style:style style:name="P89" style:parent-style-name="Normal" style:list-style-name="LFO8" style:family="paragraph"/>
    <style:style style:name="P90" style:parent-style-name="Normal" style:list-style-name="LFO8" style:family="paragraph"/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list-style-name="LFO9" style:family="paragraph"/>
    <style:style style:name="P93" style:parent-style-name="Normal" style:list-style-name="LFO9" style:family="paragraph"/>
    <style:style style:name="P94" style:parent-style-name="Normal" style:list-style-name="LFO9" style:family="paragraph"/>
    <style:style style:name="P95" style:parent-style-name="Normal" style:list-style-name="LFO9" style:family="paragraph"/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list-style-name="LFO11" style:family="paragraph"/>
    <style:style style:name="P98" style:parent-style-name="Normal" style:list-style-name="LFO11" style:family="paragraph"/>
    <style:style style:name="P99" style:parent-style-name="Normal" style:list-style-name="LFO11" style:family="paragraph"/>
  </office:automatic-styles>
  <office:body>
    <office:text text:use-soft-page-breaks="true">
      <text:p text:style-name="P1">Greenhouse CO₂ Controller Documentation</text:p>
      <text:p text:style-name="P2">1. Introduction</text:p>
      <text:p text:style-name="Normal">The goal of this project is to design and implement a CO₂ fertilization controller system for a greenhouse. The controller maintains the CO₂ concentration at a level defined by the user through a local interface. The maximum configurable CO₂ setpoint is 1500 ppm. For safety reasons, if the CO₂ concentration exceeds 2000 ppm at any time, the ventilation system is automatically activated to reduce the level.</text:p>
      <text:p text:style-name="Normal">The controller also supports persistence of user settings using EEPROM memory, ensuring that configurations are retained after power cycles. Additionally, the system communicates with a cloud service (ThingSpeak) to send environmental measurements and receive remote commands, thus enabling monitoring and control from outside the greenhouse.</text:p>
      <text:p text:style-name="P3">2. System Overview</text:p>
      <text:p text:style-name="Normal">The greenhouse CO₂ controller integrates sensing, control, actuation, and cloud connectivity:</text:p>
      <text:list text:style-name="LFO12" text:continue-numbering="true">
        <text:list-item>
          <text:p text:style-name="P4"><text:span text:style-name="T5">Sensors</text:span><text:s/>measure CO₂ concentration, relative humidity, temperature, and pressure.</text:p>
        </text:list-item>
        <text:list-item>
          <text:p text:style-name="P6"><text:span text:style-name="T7">Controller</text:span><text:s/>(based on Raspberry Pi Pico W) processes sensor inputs, applies control logic, and manages data storage and communication.</text:p>
        </text:list-item>
        <text:list-item>
          <text:p text:style-name="P8"><text:span text:style-name="T9">Actuators</text:span><text:s/>regulate the greenhouse environment: ventilation fan speed and CO₂ injection valve.</text:p>
        </text:list-item>
        <text:list-item>
          <text:p text:style-name="P10"><text:span text:style-name="T11">User interface</text:span><text:s/>allows local configuration of CO₂ setpoints and visualization of sensor data.</text:p>
        </text:list-item>
        <text:list-item>
          <text:p text:style-name="P12"><text:span text:style-name="T13">Cloud connection</text:span><text:s/>(ThingSpeak) provides remote monitoring and command reception.</text:p>
        </text:list-item>
      </text:list>
      <text:p text:style-name="Normal">The data flow can be summarized as:</text:p>
      <text:p text:style-name="Normal">Sensors → Pico controller → Control decisions → Actuators + Cloud reporting.</text:p>
      <text:p text:style-name="P14">3. Hardware</text:p>
      <text:p text:style-name="P15">Controller Platform</text:p>
      <text:list text:style-name="LFO13" text:continue-numbering="true">
        <text:list-item>
          <text:p text:style-name="P16"><text:span text:style-name="T17">Raspberry Pi Pico W</text:span><text:s/>with RS-485 interface for Modbus communication.</text:p>
        </text:list-item>
        <text:list-item>
          <text:p text:style-name="P18"><text:span text:style-name="T19">EEPROM</text:span><text:s/>for persistent storage of parameters.</text:p>
        </text:list-item>
      </text:list>
      <text:p text:style-name="P20">Sensors</text:p>
      <text:list text:style-name="LFO14" text:continue-numbering="true">
        <text:list-item>
          <text:p text:style-name="P21"><text:span text:style-name="T22">Vaisala GMP252 (CO₂ probe)</text:span></text:p>
          <text:list text:continue-numbering="true">
            <text:list-item>
              <text:p text:style-name="P23">Modbus address: 240</text:p>
            </text:list-item>
            <text:list-item>
              <text:p text:style-name="P24">Provides greenhouse CO₂ concentration measurement.</text:p>
            </text:list-item>
          </text:list>
        </text:list-item>
        <text:list-item>
          <text:p text:style-name="P25"><text:span text:style-name="T26">Vaisala HMP60 (Temperature and Relative Humidity sensor)</text:span></text:p>
          <text:list text:continue-numbering="true">
            <text:list-item>
              <text:p text:style-name="P27">Modbus address: 241</text:p>
            </text:list-item>
            <text:list-item>
              <text:p text:style-name="P28">Provides temperature (°C) and relative humidity (%) values.</text:p>
            </text:list-item>
          </text:list>
        </text:list-item>
        <text:list-item>
          <text:p text:style-name="P29"><text:span text:style-name="T30">Sensirion SDP610 (Differential Pressure sensor)</text:span></text:p>
          <text:soft-page-break/>
          <text:list text:continue-numbering="true">
            <text:list-item>
              <text:p text:style-name="P31">Interface: I²C bus</text:p>
            </text:list-item>
            <text:list-item>
              <text:p text:style-name="P32">Address: 0x40</text:p>
            </text:list-item>
            <text:list-item>
              <text:p text:style-name="P33">Connected via SCL (Pin 15) and SDA (Pin 14)</text:p>
            </text:list-item>
            <text:list-item>
              <text:p text:style-name="P34">Measures pressure difference between greenhouse and ventilation duct</text:p>
            </text:list-item>
            <text:list-item>
              <text:p text:style-name="P35">Provides signed 16-bit values requiring conversion into physical units (Pa).</text:p>
            </text:list-item>
          </text:list>
        </text:list-item>
      </text:list>
      <text:p text:style-name="P36">Actuators</text:p>
      <text:list text:style-name="LFO15" text:continue-numbering="true">
        <text:list-item>
          <text:p text:style-name="P37"><text:span text:style-name="T38">Produal MIO 12-V module</text:span><text:s/>(Modbus address 1)</text:p>
          <text:list text:continue-numbering="true">
            <text:list-item>
              <text:p text:style-name="P39">Analog Output (0–10 V) controls the ventilation fan speed.</text:p>
            </text:list-item>
            <text:list-item>
              <text:p text:style-name="P40">Digital counter input monitors fan rotation pulses to verify operation.</text:p>
            </text:list-item>
          </text:list>
        </text:list-item>
        <text:list-item>
          <text:p text:style-name="P41"><text:span text:style-name="T42">CO₂ injection valve</text:span><text:s/>connected to GPIO27</text:p>
          <text:list text:continue-numbering="true">
            <text:list-item>
              <text:p text:style-name="P43">Controls release of CO₂ at a rate of ~17 l/min.</text:p>
            </text:list-item>
            <text:list-item>
              <text:p text:style-name="P44">Requires careful timing to prevent rapid concentration spikes.</text:p>
            </text:list-item>
          </text:list>
        </text:list-item>
      </text:list>
      <text:p text:style-name="P45">Additional Components</text:p>
      <text:list text:style-name="LFO16" text:continue-numbering="true">
        <text:list-item>
          <text:p text:style-name="P46">OLED display and rotary encoder for local UI.</text:p>
        </text:list-item>
        <text:list-item>
          <text:p text:style-name="P47">Wi-Fi connectivity through Pico W.</text:p>
        </text:list-item>
      </text:list>
      <text:p text:style-name="Normal"/>
      <text:p text:style-name="P48">4. Software</text:p>
      <text:list text:style-name="LFO4" text:continue-numbering="true">
        <text:list-item>
          <text:p text:style-name="P49">Task structure (UI task, controller task, network task, etc.)</text:p>
        </text:list-item>
        <text:list-item>
          <text:p text:style-name="P50">Sensor and actuator management</text:p>
        </text:list-item>
        <text:list-item>
          <text:p text:style-name="P51">EEPROM storage of settings</text:p>
        </text:list-item>
        <text:list-item>
          <text:p text:style-name="P52">Safety handling (CO₂ &gt;2000 ppm ventilation override)</text:p>
        </text:list-item>
        <text:list-item>
          <text:p text:style-name="P53">Pico simulator functionalities and limitations</text:p>
        </text:list-item>
      </text:list>
      <text:p text:style-name="P54">5. User Interface (UI)</text:p>
      <text:list text:style-name="LFO5" text:continue-numbering="true">
        <text:list-item>
          <text:p text:style-name="P55">Hardware (OLED display, rotary encoder, buttons)</text:p>
        </text:list-item>
        <text:list-item>
          <text:p text:style-name="P56">Setting the CO₂ setpoint</text:p>
        </text:list-item>
        <text:list-item>
          <text:p text:style-name="P57">Display of measurements (CO₂, humidity, temperature, pressure, fan speed)</text:p>
        </text:list-item>
        <text:list-item>
          <text:p text:style-name="P58">Persistence of settings</text:p>
        </text:list-item>
      </text:list>
      <text:p text:style-name="Normal"/>
      <text:p text:style-name="P59">6. Cloud Connection (ThingSpeak)</text:p>
      <text:p text:style-name="Normal">The system integrates with the ThingSpeak cloud platform using a RESTful API. The Pico controller periodically transmits environmental data and control parameters to the cloud. The API also allows reception of remote commands, such as setpoint adjustments.</text:p>
      <text:soft-page-break/>
      <text:p text:style-name="P60">Data Sent to Cloud</text:p>
      <text:list text:style-name="LFO17" text:continue-numbering="true">
        <text:list-item>
          <text:p text:style-name="P61">CO₂ level (ppm)</text:p>
        </text:list-item>
        <text:list-item>
          <text:p text:style-name="P62">Relative humidity (%)</text:p>
        </text:list-item>
        <text:list-item>
          <text:p text:style-name="P63">Temperature (°C)</text:p>
        </text:list-item>
        <text:list-item>
          <text:p text:style-name="P64">Ventilation fan speed (0–100%)</text:p>
        </text:list-item>
        <text:list-item>
          <text:p text:style-name="P65">CO₂ setpoint (ppm)</text:p>
        </text:list-item>
      </text:list>
      <text:p text:style-name="P66">Data Format</text:p>
      <text:list text:style-name="LFO18" text:continue-numbering="true">
        <text:list-item>
          <text:p text:style-name="P67">Sent as HTTP POST requests.</text:p>
        </text:list-item>
        <text:list-item>
          <text:p text:style-name="P68">Fields follow the format: fieldX=value where X corresponds to the measurement ID.</text:p>
        </text:list-item>
        <text:list-item>
          <text:p text:style-name="P69">Example: field1=450 indicates a CO₂ concentration of 450 ppm.</text:p>
        </text:list-item>
        <text:list-item>
          <text:p text:style-name="P70">Multiple fields are included in a single request.</text:p>
        </text:list-item>
      </text:list>
      <text:p text:style-name="Normal">Additional metadata such as timestamps or system status may be included.</text:p>
      <text:p text:style-name="P71">Security and Configuration</text:p>
      <text:list text:style-name="LFO19" text:continue-numbering="true">
        <text:list-item>
          <text:p text:style-name="P72">Network credentials and ThingSpeak API keys are stored in EEPROM.</text:p>
        </text:list-item>
        <text:list-item>
          <text:p text:style-name="P73">Parameters can be configured via the local UI.</text:p>
        </text:list-item>
      </text:list>
      <text:p text:style-name="P74">7. Test Systems</text:p>
      <text:p text:style-name="P75">Full-Scale Test System</text:p>
      <text:list text:style-name="LFO20" text:continue-numbering="true">
        <text:list-item>
          <text:p text:style-name="P76">Includes the actual hardware setup with real sensors and actuators.</text:p>
        </text:list-item>
        <text:list-item>
          <text:p text:style-name="P77">Ventilation fan connected through Produal MIO 12-V.</text:p>
        </text:list-item>
        <text:list-item>
          <text:p text:style-name="P78">Provides realistic CO₂ distribution and environmental dynamics.</text:p>
        </text:list-item>
      </text:list>
      <text:p text:style-name="P79">Miniature Test System</text:p>
      <text:list text:style-name="LFO21" text:continue-numbering="true">
        <text:list-item>
          <text:p text:style-name="P80">Replicates the architecture but with smaller, partially simulated components.</text:p>
        </text:list-item>
        <text:list-item>
          <text:p text:style-name="P81">Some sensors are simulated using a second Pico device.</text:p>
        </text:list-item>
        <text:list-item>
          <text:p text:style-name="P82">Differences:</text:p>
          <text:list text:continue-numbering="true">
            <text:list-item>
              <text:p text:style-name="P83">Smaller fan, lower pressure differences.</text:p>
            </text:list-item>
            <text:list-item>
              <text:p text:style-name="P84">Simplified CO₂ dissipation model.</text:p>
            </text:list-item>
          </text:list>
        </text:list-item>
        <text:list-item>
          <text:p text:style-name="P85">From the software perspective, identical to the full system, ensuring portability of code.</text:p>
        </text:list-item>
      </text:list>
      <text:p text:style-name="Normal"/>
      <text:p text:style-name="P86">8. User Guide</text:p>
      <text:list text:style-name="LFO8" text:continue-numbering="true">
        <text:list-item>
          <text:p text:style-name="P87">System startup procedure</text:p>
        </text:list-item>
        <text:list-item>
          <text:p text:style-name="P88">Operating the system via the local UI</text:p>
        </text:list-item>
        <text:list-item>
          <text:p text:style-name="P89">Remote operation through ThingSpeak</text:p>
        </text:list-item>
        <text:list-item>
          <text:p text:style-name="P90">Safety considerations (CO₂ valve usage, thresholds)</text:p>
        </text:list-item>
      </text:list>
      <text:p text:style-name="P91">9. Technical Documentation</text:p>
      <text:list text:style-name="LFO9" text:continue-numbering="true">
        <text:list-item>
          <text:p text:style-name="P92">Class diagrams</text:p>
        </text:list-item>
        <text:list-item>
          <text:p text:style-name="P93">Task and flow diagrams</text:p>
        </text:list-item>
        <text:list-item>
          <text:p text:style-name="P94">Module descriptions</text:p>
        </text:list-item>
        <text:list-item>
          <text:p text:style-name="P95">Implementation principles</text:p>
        </text:list-item>
      </text:list>
      <text:p text:style-name="Normal"/>
      <text:p text:style-name="P96">11. References</text:p>
      <text:list text:style-name="LFO11" text:continue-numbering="true">
        <text:list-item>
          <text:p text:style-name="P97">Official datasheets of sensors and actuators</text:p>
        </text:list-item>
        <text:list-item>
          <text:p text:style-name="P98">FreeRTOS project template (GitLab link)</text:p>
        </text:list-item>
        <text:list-item>
          <text:p text:style-name="P99">ThingSpeak documentation</text:p>
        </text:list-item>
      </text:list>
      <text:p text:style-name="Normal"/>
      <text:p text:style-name="Normal"/>
      <text:p text:style-name="Normal"/>
      <text:p text:style-name="Normal"/>
      <text:p text:style-name="Normal">4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EFEBVRE Amaury</meta:initial-creator>
    <dc:creator>LEFEBVRE Amaury</dc:creator>
    <meta:creation-date>2025-10-02T10:45:00Z</meta:creation-date>
    <dc:date>2025-10-02T10:45:00Z</dc:date>
    <meta:template xlink:href="Normal.dotm" xlink:type="simple"/>
    <meta:editing-cycles>2</meta:editing-cycles>
    <meta:editing-duration>PT60S</meta:editing-duration>
    <meta:document-statistic meta:page-count="4" meta:paragraph-count="9" meta:word-count="749" meta:character-count="4863" meta:row-count="34" meta:non-whitespace-character-count="4123"/>
  </office:meta>
</office:document-meta>
</file>